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Text_20_body">
      <style:text-properties style:font-name="Liberation Serif" fo:font-size="12pt" style:text-underline-style="none" officeooo:rsid="0037a7f5" officeooo:paragraph-rsid="0037a7f5" style:font-size-asian="12pt" style:font-size-complex="12pt"/>
    </style:style>
    <style:style style:name="P8" style:family="paragraph" style:parent-style-name="Text_20_body">
      <style:text-properties fo:color="#000000" style:font-name="Liberation Serif" fo:font-size="12pt" officeooo:rsid="00427088" officeooo:paragraph-rsid="004e67b0" style:font-size-asian="12pt" style:font-size-complex="12pt"/>
    </style:style>
    <style:style style:name="P9" style:family="paragraph" style:parent-style-name="Standard">
      <style:text-properties style:font-name="Liberation Serif" fo:font-size="10pt" style:text-underline-style="solid" style:text-underline-width="auto" style:text-underline-color="font-color" fo:font-weight="bold" officeooo:rsid="000cf86c" officeooo:paragraph-rsid="00288a3a" style:font-size-asian="8.75pt" style:font-weight-asian="bold" style:font-size-complex="10pt" style:font-weight-complex="bold"/>
    </style:style>
    <style:style style:name="P10" style:family="paragraph" style:parent-style-name="Standard">
      <style:text-properties style:font-name="Liberation Serif" fo:font-size="10pt" style:text-underline-style="none" fo:font-weight="bold" officeooo:rsid="0037a7f5" officeooo:paragraph-rsid="0037a7f5" style:font-size-asian="8.75pt" style:font-weight-asian="bold" style:font-size-complex="10pt" style:font-weight-complex="bold"/>
    </style:style>
    <style:style style:name="P11" style:family="paragraph" style:parent-style-name="Standard">
      <style:text-properties style:font-name="Liberation Serif" fo:font-size="12pt" style:text-underline-style="none" officeooo:rsid="000cf86c" officeooo:paragraph-rsid="00288a3a" style:font-size-asian="12pt" style:font-size-complex="12pt"/>
    </style:style>
    <style:style style:name="P12" style:family="paragraph" style:parent-style-name="Standard">
      <style:text-properties style:font-name="Liberation Serif" fo:font-size="12pt" style:text-underline-style="none" officeooo:rsid="00379eac" officeooo:paragraph-rsid="0042c958" style:font-size-asian="12pt" style:font-size-complex="12pt"/>
    </style:style>
    <style:style style:name="P13" style:family="paragraph" style:parent-style-name="Standard">
      <style:text-properties style:text-position="0% 100%" style:font-name="Liberation Serif" fo:font-size="12pt" fo:font-style="normal" style:text-underline-style="none" officeooo:rsid="0031001e" officeooo:paragraph-rsid="00288a3a" style:font-size-asian="12pt" style:font-style-asian="normal" style:font-size-complex="12pt" style:font-style-complex="normal"/>
    </style:style>
    <style:style style:name="P14" style:family="paragraph" style:parent-style-name="Standard">
      <style:text-properties style:text-position="0% 100%" style:font-name="Liberation Serif" fo:font-size="12pt" fo:font-style="normal" style:text-underline-style="none" fo:font-weight="bold" officeooo:rsid="0037a7f5" officeooo:paragraph-rsid="0037a7f5" style:font-size-asian="12pt" style:font-style-asian="normal" style:font-weight-asian="bold" style:font-size-complex="12pt" style:font-style-complex="normal"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2pt" officeooo:rsid="003e3a0e" officeooo:paragraph-rsid="003e3a0e" style:font-size-asian="12pt" style:font-size-complex="12pt"/>
    </style:style>
    <style:style style:name="P17" style:family="paragraph" style:parent-style-name="Standard">
      <style:text-properties fo:font-size="12pt" officeooo:rsid="0040b3b2" officeooo:paragraph-rsid="004e67b0" style:font-size-asian="12pt" style:font-size-complex="12pt"/>
    </style:style>
    <style:style style:name="P18" style:family="paragraph" style:parent-style-name="Standard">
      <style:text-properties fo:font-size="12pt" officeooo:rsid="00432021" officeooo:paragraph-rsid="00432021" style:font-size-asian="12pt" style:font-size-complex="12pt"/>
    </style:style>
    <style:style style:name="P19" style:family="paragraph" style:parent-style-name="Standard">
      <style:text-properties fo:font-size="12pt" officeooo:rsid="00427088" officeooo:paragraph-rsid="00427088" style:font-size-asian="12pt" style:font-size-complex="12pt"/>
    </style:style>
    <style:style style:name="P20" style:family="paragraph" style:parent-style-name="Standard">
      <style:text-properties fo:font-size="12pt" officeooo:rsid="00427088" officeooo:paragraph-rsid="004e67b0" style:font-size-asian="12pt" style:font-size-complex="12pt"/>
    </style:style>
    <style:style style:name="P21" style:family="paragraph" style:parent-style-name="Standard">
      <style:text-properties fo:font-size="12pt" officeooo:rsid="00448b75" officeooo:paragraph-rsid="004e67b0" style:font-size-asian="12pt" style:font-size-complex="12pt"/>
    </style:style>
    <style:style style:name="P22" style:family="paragraph" style:parent-style-name="Standard">
      <style:text-properties fo:font-size="12pt" officeooo:rsid="004fd054" officeooo:paragraph-rsid="004fd054" style:font-size-asian="12pt" style:font-size-complex="12pt"/>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fo:font-size="12pt" fo:font-weight="bold" officeooo:rsid="0040b3b2" officeooo:paragraph-rsid="0040b3b2" style:font-size-asian="12pt" style:font-weight-asian="bold" style:font-size-complex="12pt" style:font-weight-complex="bold"/>
    </style:style>
    <style:style style:name="P25" style:family="paragraph" style:parent-style-name="Standard">
      <style:text-properties fo:font-size="12pt" fo:font-weight="bold" officeooo:rsid="00427088" officeooo:paragraph-rsid="00427088" style:font-size-asian="12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style:text-position="sub 58%"/>
    </style:style>
    <style:style style:name="T5" style:family="text">
      <style:text-properties style:text-position="sub 58%" fo:font-size="11pt" fo:font-style="normal" style:font-style-asian="normal" style:font-style-complex="normal"/>
    </style:style>
    <style:style style:name="T6" style:family="text">
      <style:text-properties style:text-position="sub 58%" fo:font-size="11pt" fo:font-style="normal" fo:font-weight="normal" style:font-style-asian="normal" style:font-weight-asian="normal" style:font-style-complex="normal" style:font-weight-complex="normal"/>
    </style:style>
    <style:style style:name="T7" style:family="text">
      <style:text-properties style:text-position="sub 58%" officeooo:rsid="00399f61"/>
    </style:style>
    <style:style style:name="T8" style:family="text">
      <style:text-properties style:text-position="sub 58%" officeooo:rsid="003e3a0e"/>
    </style:style>
    <style:style style:name="T9" style:family="text">
      <style:text-properties style:text-position="sub 58%" officeooo:rsid="003fc79a"/>
    </style:style>
    <style:style style:name="T10" style:family="text">
      <style:text-properties style:text-position="sub 58%" officeooo:rsid="003700db"/>
    </style:style>
    <style:style style:name="T11" style:family="text">
      <style:text-properties style:text-position="sub 58%" officeooo:rsid="00448b75"/>
    </style:style>
    <style:style style:name="T12" style:family="text">
      <style:text-properties style:text-position="sub 58%" officeooo:rsid="004adc3b"/>
    </style:style>
    <style:style style:name="T13" style:family="text">
      <style:text-properties style:text-position="sub 58%" fo:font-style="normal" style:font-style-asian="normal" style:font-style-complex="normal"/>
    </style:style>
    <style:style style:name="T14" style:family="text">
      <style:text-properties style:text-position="sub 58%" fo:font-style="normal" fo:font-weight="normal" style:font-style-asian="normal" style:font-weight-asian="normal" style:font-style-complex="normal" style:font-weight-complex="normal"/>
    </style:style>
    <style:style style:name="T15" style:family="text">
      <style:text-properties style:text-position="0% 100%"/>
    </style:style>
    <style:style style:name="T16" style:family="text">
      <style:text-properties style:text-position="0% 100%" fo:font-size="11pt" fo:font-style="normal" style:font-style-asian="normal" style:font-style-complex="normal"/>
    </style:style>
    <style:style style:name="T17" style:family="text">
      <style:text-properties style:text-position="0% 100%" fo:font-size="11pt" fo:font-style="normal" fo:font-weight="normal" style:font-style-asian="normal" style:font-weight-asian="normal" style:font-style-complex="normal" style:font-weight-complex="normal"/>
    </style:style>
    <style:style style:name="T18" style:family="text">
      <style:text-properties style:text-position="0% 100%" officeooo:rsid="00399f61"/>
    </style:style>
    <style:style style:name="T19" style:family="text">
      <style:text-properties style:text-position="0% 100%" officeooo:rsid="003fc79a"/>
    </style:style>
    <style:style style:name="T20" style:family="text">
      <style:text-properties style:text-position="0% 100%" officeooo:rsid="004adc3b"/>
    </style:style>
    <style:style style:name="T21" style:family="text">
      <style:text-properties style:text-position="0% 100%" officeooo:rsid="004e67b0"/>
    </style:style>
    <style:style style:name="T22" style:family="text">
      <style:text-properties style:text-position="0% 100%" fo:font-style="normal" style:font-style-asian="normal" style:font-style-complex="normal"/>
    </style:style>
    <style:style style:name="T23" style:family="text">
      <style:text-properties style:text-position="0% 100%" fo:font-style="normal" fo:font-weight="normal" style:font-style-asian="normal" style:font-weight-asian="normal" style:font-style-complex="normal" style:font-weight-complex="normal"/>
    </style:style>
    <style:style style:name="T24" style:family="text">
      <style:text-properties officeooo:rsid="0035bef9"/>
    </style:style>
    <style:style style:name="T25" style:family="text">
      <style:text-properties officeooo:rsid="003700db"/>
    </style:style>
    <style:style style:name="T26" style:family="text">
      <style:text-properties fo:font-size="8pt"/>
    </style:style>
    <style:style style:name="T27" style:family="text">
      <style:text-properties officeooo:rsid="00399f61"/>
    </style:style>
    <style:style style:name="T28" style:family="text">
      <style:text-properties officeooo:rsid="003e3a0e"/>
    </style:style>
    <style:style style:name="T29" style:family="text">
      <style:text-properties style:text-position="super 58%"/>
    </style:style>
    <style:style style:name="T30" style:family="text">
      <style:text-properties officeooo:rsid="00448b75"/>
    </style:style>
    <style:style style:name="T31" style:family="text">
      <style:text-properties officeooo:rsid="005038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24">4</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9">Aufgabe 1:</text:p>
      <text:p text:style-name="P10">a)</text:p>
      <text:p text:style-name="P11">-<text:span text:style-name="T25">42<text:tab/>= 11010110</text:span><text:span text:style-name="T10">2</text:span></text:p>
      <text:p text:style-name="P12">121<text:tab/>= 01111001<text:span text:style-name="T10">2</text:span></text:p>
      <text:p text:style-name="P12">-0<text:tab/>= 00000000<text:span text:style-name="T10">2</text:span></text:p>
      <text:p text:style-name="P13"/>
      <text:p text:style-name="P14">b)</text:p>
      <text:p text:style-name="P7"><text:span text:style-name="T22">00111001010110101</text:span><text:span text:style-name="T13">2</text:span><text:span text:style-name="T23"> = 13022311</text:span><text:span text:style-name="T14">4</text:span><text:span text:style-name="T23"> = 71265</text:span><text:span text:style-name="T14">8</text:span><text:span text:style-name="T23"> = 72B5</text:span><text:span text:style-name="T14">16</text:span><text:span text:style-name="T23"> = 29365</text:span><text:span text:style-name="T14">10</text:span></text:p>
      <text:p text:style-name="P23">c)</text:p>
      <text:p text:style-name="P15">274.137<text:span text:style-name="T7">10</text:span> <text:s/><text:span text:style-name="T27">= 112.2312</text:span><text:span text:style-name="T7">16 </text:span></text:p>
      <text:p text:style-name="P15">10468.8765<text:span text:style-name="T4">10</text:span> = <text:span text:style-name="T28">28E4.E062</text:span><text:span text:style-name="T8">16</text:span></text:p>
      <text:p text:style-name="P16"><text:span text:style-name="T18">1</text:span><text:span text:style-name="T15">243.3421</text:span><text:span text:style-name="T4">10 </text:span><text:span text:style-name="T15">= </text:span><text:span text:style-name="T19">4DB.5793</text:span><text:span text:style-name="T9">16</text:span><text:span text:style-name="T19"> </text:span></text:p>
      <text:p text:style-name="P15"/>
      <text:p text:style-name="P24">d)</text:p>
      <text:p text:style-name="P18">1.0101 * 2<text:span text:style-name="T29">3</text:span><text:span text:style-name="T15"> + 1.1001 * 2</text:span><text:span text:style-name="T29">4 </text:span><text:span text:style-name="T15">= 1.00001 * 2</text:span><text:span text:style-name="T29">4</text:span></text:p>
      <text:p text:style-name="P18"><text:span text:style-name="T15">1.1101 * 2</text:span><text:span text:style-name="T29">3</text:span><text:span text:style-name="T15"> + 1.1101 * 2</text:span><text:span text:style-name="T29">4</text:span><text:span text:style-name="T15"> = 1.010101 * 2</text:span><text:span text:style-name="T29">5</text:span></text:p>
      <text:p text:style-name="P19"/>
      <text:p text:style-name="P25">e)</text:p>
      <text:p text:style-name="P8">Gleitkommadarstellung, normalisiert: </text:p>
      <text:p text:style-name="P20">-<text:span text:style-name="T30">43.3652</text:span><text:span text:style-name="T11">10</text:span><text:span text:style-name="T30"> = 1 1101 10101101011</text:span><text:span text:style-name="T11">2</text:span></text:p>
      <text:p text:style-name="P21">105.8523<text:span text:style-name="T4">10</text:span><text:span text:style-name="T15"> = </text:span><text:span text:style-name="T20">0 1110 </text:span><text:span text:style-name="T21">1</text:span><text:span text:style-name="T20">1010011101</text:span><text:span text:style-name="T12">2</text:span></text:p>
      <text:p text:style-name="P8"/>
      <text:p text:style-name="P8">Gleitkommadarstellung, normalisiert, erste "1" implizit: </text:p>
      <text:p text:style-name="P20">-<text:span text:style-name="T30">43.3652</text:span><text:span text:style-name="T11">10</text:span><text:span text:style-name="T30"> = 1 1101 01011010111</text:span><text:span text:style-name="T11">2</text:span></text:p>
      <text:p text:style-name="P21">105.8523<text:span text:style-name="T4">10</text:span><text:span text:style-name="T15"> = </text:span><text:span text:style-name="T20">0 1110 10100111011</text:span><text:span text:style-name="T12">2</text:span></text:p>
      <text:p text:style-name="P17"/>
      <text:p text:style-name="P26">Aufgabe <text:span text:style-name="T2">2</text:span>:</text:p>
      <text:p text:style-name="P22">Da die Bitanzahl des Exponent die Größe des Wertebereichs und die Bitanzahl der Mantisse die Genauigkeit bestimmt, muss man abwägen ob man mehr Genauigkeit haben will oder einen Großen Wertebereich abdecken muss. Der Zahlenbereich ist einfach nicht dicht und somit kann nicht jede Zahl präzise dargestellt werden. </text:p>
      <text:p text:style-name="P22">Wenn man weiss, wie der Wertebereich ist in dem sich die Ergebnisse bewegen kann man den Exponenten und die Mantisse geziehlt auswählen. </text:p>
      <text:p text:style-name="P22"/>
      <text:p text:style-name="P22">Zum Beispiel wird ein kleiner Exponent gewählt, wenn man mit werten zwischen -1 und 1 rechnet. Hier kann man die zusätzlichen Bits, die beim Exponenten frei geworden sind, jetzt für die Mantisse verwenden. Oder bei der Darstellung der ganzen Zahlen. Hier braucht man keinen Exponenten.</text:p>
      <text:p text:style-name="P22"/>
      <text:p text:style-name="P22">Andererseit <text:span text:style-name="T31">kann man bei deinem exponentiellen Wertebereich die Mantisse fast vollständig vernachlässi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5-11-14T12:24:59.988647000</dc:date>
    <meta:editing-duration>PT6H18M46S</meta:editing-duration>
    <meta:editing-cycles>64</meta:editing-cycles>
    <meta:generator>LibreOffice/4.4.6.3$MacOSX_X86_64 LibreOffice_project/e8938fd3328e95dcf59dd64e7facd2c7d67c704d</meta:generator>
    <meta:document-statistic meta:table-count="0" meta:image-count="0" meta:object-count="0" meta:page-count="1" meta:paragraph-count="31" meta:word-count="227" meta:character-count="1482" meta:non-whitespace-character-count="1276"/>
  </office:meta>
</office:document-meta>
</file>